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4e4" officeooo:paragraph-rsid="000504e4"/>
    </style:style>
    <style:style style:name="P2" style:family="paragraph" style:parent-style-name="Standard">
      <style:text-properties officeooo:rsid="00050dfd" officeooo:paragraph-rsid="00050d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from file1</text:p>
      <text:p text:style-name="P2">some chang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1-11-27T20:40:14.183000000</dc:date>
    <meta:editing-duration>PT53S</meta:editing-duration>
    <meta:editing-cycles>4</meta:editing-cycles>
    <meta:document-statistic meta:table-count="0" meta:image-count="0" meta:object-count="0" meta:page-count="1" meta:paragraph-count="2" meta:word-count="5" meta:character-count="28" meta:non-whitespace-character-count="25"/>
  </office:meta>
</office:document-meta>
</file>